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64000004C88408FCC7.png" manifest:media-type="image/png"/>
  <manifest:file-entry manifest:full-path="Pictures/100000000000038400000640C924C46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objectwithoutfill">
      <style:graphic-properties draw:fill="solid" draw:textarea-vertical-align="middle" loext:decorative="false"/>
    </style:style>
    <style:style style:name="gr3" style:family="graphic" style:parent-style-name="objectwithoutfill">
      <style:graphic-properties draw:textarea-vertical-align="middle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isometric" svg:width="13.473cm" svg:height="18.999cm" svg:x="15.227cm" svg:y="1cm">
          <draw:image xlink:href="Pictures/1000000000000364000004C88408FCC7.png" xlink:type="simple" xlink:show="embed" xlink:actuate="onLoad" draw:mime-type="image/png">
            <text:p/>
          </draw:image>
        </draw:frame>
        <draw:frame draw:style-name="gr1" draw:text-style-name="P1" draw:layer="isometric" svg:width="13.473cm" svg:height="18.999cm" svg:x="2.668cm" svg:y="0.522cm">
          <draw:image xlink:href="Pictures/1000000000000364000004C88408FCC7.png" xlink:type="simple" xlink:show="embed" xlink:actuate="onLoad" draw:mime-type="image/png">
            <text:p/>
          </draw:image>
        </draw:frame>
        <draw:frame draw:style-name="gr1" draw:text-style-name="P1" draw:layer="layout" svg:width="12.046cm" svg:height="21.42cm" svg:x="1cm" svg:y="0.417cm">
          <draw:image xlink:href="Pictures/100000000000038400000640C924C460.png" xlink:type="simple" xlink:show="embed" xlink:actuate="onLoad" draw:mime-type="image/png">
            <text:p/>
          </draw:image>
        </draw:frame>
        <draw:line draw:style-name="gr2" draw:text-style-name="P2" draw:layer="layout" svg:x1="17.356cm" svg:y1="10.131cm" svg:x2="25.597cm" svg:y2="5.39cm">
          <text:p/>
        </draw:line>
        <draw:polygon draw:style-name="gr3" draw:text-style-name="P3" draw:layer="layout" svg:width="8.833cm" svg:height="5.192cm" svg:x="17.611cm" svg:y="4.402cm" svg:viewBox="0 0 8834 5193" draw:points="5109,0 8834,2174 3556,5193 0,2935">
          <text:p/>
        </draw:polygon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isometric" draw:protected="true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4-20T16:47:00.173133625</meta:creation-date>
    <dc:date>2024-11-25T18:07:21.552000000</dc:date>
    <meta:editing-duration>PT48M53S</meta:editing-duration>
    <meta:editing-cycles>5</meta:editing-cycles>
    <meta:generator>LibreOffice/24.2.2.2$Windows_X86_64 LibreOffice_project/d56cc158d8a96260b836f100ef4b4ef25d6f1a01</meta:generator>
    <meta:document-statistic meta:object-count="5"/>
  </office:meta>
</office:document-meta>
</file>